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2" style:family="paragraph" style:parent-style-name="Text_20_body">
      <style:paragraph-properties fo:text-align="start" style:justify-single-word="false"/>
      <style:text-properties officeooo:paragraph-rsid="001756f7"/>
    </style:style>
    <style:style style:name="P73" style:family="paragraph" style:parent-style-name="Text_20_body">
      <style:text-properties officeooo:rsid="02e82a24" officeooo:paragraph-rsid="001756f7" style:font-size-asian="12pt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1" style:family="paragraph" style:parent-style-name="Text_20_body">
      <style:text-properties officeooo:rsid="02e82a24" officeooo:paragraph-rsid="00bb0ca2" style:font-size-asian="12pt"/>
    </style:style>
    <style:style style:name="P82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3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0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743d47"/>
    </style:style>
    <style:style style:name="T181" style:family="text">
      <style:text-properties officeooo:rsid="02636d71"/>
    </style:style>
    <style:style style:name="T182" style:family="text">
      <style:text-properties officeooo:rsid="0264fa82"/>
    </style:style>
    <style:style style:name="T183" style:family="text">
      <style:text-properties officeooo:rsid="026a24e7"/>
    </style:style>
    <style:style style:name="T184" style:family="text">
      <style:text-properties fo:font-weight="bold" officeooo:rsid="0264fa82" style:font-weight-asian="bold" style:font-weight-complex="bold"/>
    </style:style>
    <style:style style:name="T185" style:family="text">
      <style:text-properties officeooo:rsid="024c22ce"/>
    </style:style>
    <style:style style:name="T186" style:family="text">
      <style:text-properties officeooo:rsid="024fe32b"/>
    </style:style>
    <style:style style:name="T187" style:family="text">
      <style:text-properties fo:font-style="italic" officeooo:rsid="024fe32b" style:font-style-asian="italic" style:font-style-complex="italic"/>
    </style:style>
    <style:style style:name="T188" style:family="text">
      <style:text-properties officeooo:rsid="02509dc7"/>
    </style:style>
    <style:style style:name="T18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4" style:family="text">
      <style:text-properties officeooo:rsid="038d9d4d"/>
    </style:style>
    <style:style style:name="T195" style:family="text">
      <style:text-properties officeooo:rsid="038dd9cf"/>
    </style:style>
    <style:style style:name="T196" style:family="text">
      <style:text-properties officeooo:rsid="0025668c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9" style:family="text">
      <style:text-properties fo:font-weight="normal" officeooo:rsid="01e97238" style:font-weight-asian="normal" style:font-weight-complex="normal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3" style:family="text">
      <style:text-properties fo:font-style="normal" style:font-style-asian="normal" style:font-style-complex="normal"/>
    </style:style>
    <style:style style:name="T204" style:family="text">
      <style:text-properties officeooo:rsid="00bb3130"/>
    </style:style>
    <style:style style:name="T205" style:family="text">
      <style:text-properties officeooo:rsid="00bc8fae"/>
    </style:style>
    <style:style style:name="T206" style:family="text">
      <style:text-properties officeooo:rsid="026b9f6d"/>
    </style:style>
    <style:style style:name="T207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08" style:family="text">
      <style:text-properties officeooo:rsid="021c40b7"/>
    </style:style>
    <style:style style:name="T20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0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OpenVAS,</text:p>
        </text:list-item>
        <text:list-item>
          <text:p text:style-name="P59">Alternative libraries will be researched and implemented, or, where that is not possible, <text:span text:style-name="T180">the library will be rolled back to the last stable version.</text:span></text:p>
        </text:list-item>
      </text:list>
      <text:p text:style-name="P57">b) An integrated third-party API announces a breaking change or depr<text:span text:style-name="T181">e</text:span>cation:</text:p>
      <text:list text:style-name="L4">
        <text:list-item>
          <text:p text:style-name="P60">Any risks resulting from the changes or deprecation will be mitigated <text:span text:style-name="T182">by the implementation of a circuit breaker pattern </text:span><text:span text:style-name="T183">(</text:span><text:span text:style-name="T182">Sam L</text:span><text:span text:style-name="T183">i</text:span><text:span text:style-name="T184">, </text:span><text:span text:style-name="T182">2024</text:span><text:span text:style-name="T183">).</text:span></text:p>
        </text:list-item>
      </text:list>
      <text:p text:style-name="P57">c) A third-party service <text:span text:style-name="T185">(a data processor)</text:span> suffers a data breach:</text:p>
      <text:list text:style-name="L5">
        <text:list-item>
          <text:p text:style-name="P61"><text:soft-page-break/>In line with <text:span text:style-name="T186">article 33(1) </text:span><text:span text:style-name="T187">(GDPR, 2018)</text:span>, Information Commisioner’s Office will be notified without undue delay, <text:span text:style-name="T188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7"/>
      <text:p text:style-name="P67"/>
      <text:p text:style-name="P67"/>
      <text:p text:style-name="P68"/>
      <text:p text:style-name="P24"/>
      <text:p text:style-name="P24"/>
      <text:list text:style-name="WWNum5">
        <text:list-item text:start-value="1">
          <text:p text:style-name="P69">Currently hosted on a single VPS (Virtual Private Server) running Ubuntu, with a PostgreSQL database on the same machine. The VPS costs the charity approximately £25/month.</text:p>
        </text:list-item>
        <text:list-item>
          <text:p text:style-name="P6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0"/>
      <text:p text:style-name="P24"/>
      <text:p text:style-name="P71">References</text:p>
      <text:p text:style-name="P72"><text:span text:style-name="Strong_20_Emphasis"><text:span text:style-name="T189">GD</text:span></text:span><text:span text:style-name="Strong_20_Emphasis"><text:span text:style-name="T190">P</text:span></text:span><text:span text:style-name="Strong_20_Emphasis"><text:span text:style-name="T189">R</text:span></text:span><text:span text:style-name="T191"> (</text:span>2018<text:span text:style-name="T191">) </text:span><text:span text:style-name="Emphasis"><text:span text:style-name="T191">General Data Protection Regulation.</text:span></text:span><text:span text:style-name="T191"> Available at: </text:span><text:a xlink:type="simple" xlink:href="https://gdpr-info.eu/" text:style-name="Internet_20_link" text:visited-style-name="Visited_20_Internet_20_Link"><text:span text:style-name="T191">https://gdpr-info.eu/</text:span></text:a><text:span text:style-name="T191"> (</text:span><text:span text:style-name="T192">Accessed: </text:span><text:span text:style-name="T193">5 </text:span><text:span text:style-name="T192"><text:s/></text:span><text:span text:style-name="T193">May</text:span><text:span text:style-name="T192"> 2026</text:span><text:span text:style-name="T191">).</text:span></text:p>
      <text:p text:style-name="P73"><text:span text:style-name="Strong_20_Emphasis">Data Protection Act 2018</text:span> (2018) <text:span text:style-name="Emphasis">c.12.</text:span> London: The Stationery Office. <text:span text:style-name="T194">Available at: </text:span><text:a xlink:type="simple" xlink:href="https://www.legislation.gov.uk/ukpga/2018/12" text:style-name="Internet_20_link" text:visited-style-name="Visited_20_Internet_20_Link"><text:span text:style-name="T194">https://www.legislation.gov.uk/ukpga/2018/12</text:span></text:a><text:span text:style-name="T194"> </text:span><text:span text:style-name="T195">(Accessed: </text:span><text:span text:style-name="T196">5 May</text:span><text:span text:style-name="T195"> 2026).</text:span></text:p>
      <text:p text:style-name="P7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5">Accessed: </text:span><text:span text:style-name="T196">5</text:span><text:span text:style-name="T195"> </text:span><text:span text:style-name="T196">May</text:span><text:span text:style-name="T195"> 2026</text:span>).</text:p>
      <text:p text:style-name="P75">National Cyber Security Centre <text:span text:style-name="T197">(2021) </text:span><text:span text:style-name="T198">Top tips for staying secure online.</text:span><text:span text:style-name="T19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7">https://www.ncsc.gov.uk/collection/top-tips-for-staying-secure-online/always-back-up-your-most-important-data#section_3</text:span></text:a><text:span text:style-name="T197"> (Accessed 5 May 2026).</text:span></text:p>
      <text:p text:style-name="P76"><text:soft-page-break/>National Cyber Security Centre <text:span text:style-name="T197">(2024) </text:span><text:span text:style-name="T198">Vulnerability management</text:span><text:span text:style-name="T197">. Available at: </text:span><text:a xlink:type="simple" xlink:href="https://www.ncsc.gov.uk/collection/vulnerability-management" text:style-name="Internet_20_link" text:visited-style-name="Visited_20_Internet_20_Link"><text:span text:style-name="T197">https://www.ncsc.gov.uk/collection/vulnerability-management</text:span></text:a><text:span text:style-name="T197"> </text:span><text:span text:style-name="T199">(Accessed: 6 May 2026).</text:span></text:p>
      <text:p text:style-name="P77"><text:span text:style-name="T20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8">Rubber Duck Debugging <text:span text:style-name="T197">(n.d.) </text:span><text:span text:style-name="T198">Debugging Software with a Rubber Ducky. </text:span><text:span text:style-name="T201">Available at: </text:span><text:a xlink:type="simple" xlink:href="https://rubberduckdebugging.com/" text:style-name="Internet_20_link" text:visited-style-name="Visited_20_Internet_20_Link"><text:span text:style-name="T201">https://rubberduckdebugging.com/</text:span></text:a><text:span text:style-name="T201"> (Accessed: 5 May 2026)</text:span></text:p>
      <text:p text:style-name="P79"><text:span text:style-name="T202">Luka Netzler, Brian Lovell</text:span><text:span text:style-name="T20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0">Christoph Bamberg, Julia Reinchenberger, Jens Blechert <text:span text:style-name="T197">(2025) </text:span><text:span text:style-name="T198">Stable cognitive performance while adapting to intermittent fasting: A randomised controlled trial</text:span><text:span text:style-name="T201">. Available at: </text:span><text:a xlink:type="simple" xlink:href="https://journals.sagepub.com/doi/10.1177/13591053251351204" text:style-name="Internet_20_link" text:visited-style-name="Visited_20_Internet_20_Link"><text:span text:style-name="T201">https://journals.sagepub.com/doi/10.1177/13591053251351204</text:span></text:a><text:span text:style-name="T201"> (Accessed: 5 May 2026).</text:span></text:p>
      <text:p text:style-name="P81"><text:span text:style-name="Strong_20_Emphasis">Information Commissioner’s Office (ICO)</text:span> (2024<text:span text:style-name="T20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5">Accessed: </text:span><text:span text:style-name="T205">5 May </text:span><text:span text:style-name="T195">2026</text:span>).</text:p>
      <text:p text:style-name="P81"/>
      <text:p text:style-name="P82">Sam L<text:span text:style-name="T206">i</text:span> <text:span text:style-name="T197">(2024) </text:span><text:span text:style-name="T198">Ma</text:span><text:span text:style-name="T198">stering Third-Party Integrations: Strategies for Reliable, Secure, and Scalable API Management. </text:span><text:span text:style-name="T207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07">https://wslisam.medium.com/mastering-third-party-integrations-strategies-for-reliable-secure-and-scalable-api-management-97ebfb83f7b8</text:span></text:a><text:span text:style-name="T207"> (Accessed: 6 May 2026)</text:span></text:p>
      <text:p text:style-name="P83"/>
      <text:p text:style-name="P84">Dominik H Pesta, Varman T Samuel <text:span text:style-name="T197">(2014) </text:span><text:span text:style-name="T198">A high-protein diet for reducing body fat: mechanisms and possible caveats.</text:span><text:span text:style-name="T197"> Available at: </text:span><text:a xlink:type="simple" xlink:href="https://link.springer.com/article/10.1186/1743-7075-11-53" text:style-name="Internet_20_link" text:visited-style-name="Visited_20_Internet_20_Link"><text:span text:style-name="T197">https://link.springer.com/article/10.1186/1743-7075-11-53</text:span></text:a><text:span text:style-name="T197"> (Accessed: 5 May 2026).</text:span></text:p>
      <text:p text:style-name="P85"/>
      <text:p text:style-name="P86">Craig A. Williamson, Jari J. Morganti, Hannah E. Smithson <text:span text:style-name="T197">(2023) </text:span><text:span text:style-name="T198">Bright-light distractions and visual performance</text:span><text:span text:style-name="T197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7">https://www.frontiersin.org/journals/psychology/articles/10.3389/fpsyg.2023.1088975/full</text:span></text:a><text:span text:style-name="T197"> (Accessed: 5 May 2026).</text:span></text:p>
      <text:p text:style-name="P87"/>
      <text:p text:style-name="P88">Ning Ding, Daniel Wagner, Xiaomeng Chen, Abhinav Pathak, Y. Charlie Hu, Andrew Rice <text:span text:style-name="T197">(2013) </text:span><text:span text:style-name="T198">Characterizing and modeling the impact of wireless signal strength on smartphone battery drain. </text:span><text:span text:style-name="T201">Available at: </text:span><text:a xlink:type="simple" xlink:href="https://dl.acm.org/doi/10.1145/2494232.2466586" text:style-name="Internet_20_link" text:visited-style-name="Visited_20_Internet_20_Link"><text:span text:style-name="T201">https://dl.acm.org/doi/10.1145/2494232.2466586</text:span></text:a><text:span text:style-name="T201"> (Accessed: 5 May 2026)</text:span></text:p>
      <text:p text:style-name="P89"/>
      <text:p text:style-name="P90">The Postman Team <text:span text:style-name="T197">(2025) </text:span><text:span text:style-name="T198">What are HTTP status codes? Complete Guide for API Developers</text:span><text:span text:style-name="T197">. Available at: </text:span><text:a xlink:type="simple" xlink:href="https://blog.postman.com/what-are-http-status-codes/" text:style-name="Internet_20_link" text:visited-style-name="Visited_20_Internet_20_Link"><text:span text:style-name="T197">https://blog.postman.com/what-are-http-status-codes/</text:span></text:a><text:span text:style-name="T197"> (Accessed: 6 May 2026)</text:span></text:p>
      <text:p text:style-name="P91"/>
      <text:p text:style-name="P92">Ubuntu <text:span text:style-name="T197">(n.d.) </text:span><text:span text:style-name="T198">Vulnerability management tools in Ubuntu.</text:span><text:span text:style-name="T201"> Available at: </text:span><text:a xlink:type="simple" xlink:href="https://ubuntu.com/security/vulnerability-management" text:style-name="Internet_20_link" text:visited-style-name="Visited_20_Internet_20_Link"><text:span text:style-name="T201">https://ubuntu.com/security/vulnerability-management</text:span></text:a><text:span text:style-name="T201"> (Accessed: 6 May 2026)</text:span></text:p>
      <text:p text:style-name="P93"/>
      <text:p text:style-name="P94">Trevor Atkins <text:span text:style-name="T197">(2002) </text:span><text:span text:style-name="T198">Create a Lightweight Testing Framework. </text:span><text:span text:style-name="T197">Available at: </text:span><text:a xlink:type="simple" xlink:href="https://thinktesting.com/articles/a-lightweight-testing-framework/" text:style-name="Internet_20_link" text:visited-style-name="Visited_20_Internet_20_Link"><text:span text:style-name="T197">https://thinktesting.com/articles/a-lightweight-testing-framework/</text:span></text:a><text:span text:style-name="T197"> (Accessed: 6 May 2026)</text:span></text:p>
      <text:p text:style-name="P95"/>
      <text:p text:style-name="P96">CESG <text:span text:style-name="T197">(2014) </text:span><text:span text:style-name="T198">Implementing the cloud security principles. </text:span><text:span text:style-name="T197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7">https://www.gov.uk/government/publications/implementing-the-cloud-security-principles/implementing-the-cloud-security-principles</text:span></text:a><text:span text:style-name="T197"> (Accessed: 6 May 2026)</text:span></text:p>
      <text:p text:style-name="P97"/>
      <text:p text:style-name="P97"/>
      <text:p text:style-name="P98"><text:span text:style-name="T200">Dirk Merkel</text:span> (<text:span text:style-name="T208">2014</text:span>) <text:span text:style-name="T3">Docker: Lightweight Linux Containers for Consistent Development and</text:span></text:p>
      <text:p text:style-name="P99">Deployment. <text:span text:style-name="T203">Available at: </text:span><text:a xlink:type="simple" xlink:href="https://www.seltzer.com/margo/teaching/CS508.19/papers/merkel14.pdf" text:style-name="Internet_20_link" text:visited-style-name="Visited_20_Internet_20_Link"><text:span text:style-name="T203">https://www.seltzer.com/margo/teaching/CS508.19/papers/merkel14.pdf</text:span></text:a><text:span text:style-name="T203"> (Accessed: 6 May 2026)</text:span></text:p>
      <text:p text:style-name="P98"/>
      <text:p text:style-name="P100">Orca <text:span text:style-name="T197">(n.d.) </text:span><text:span text:style-name="T198">Patch Management. </text:span><text:span text:style-name="T197">Available at: </text:span><text:a xlink:type="simple" xlink:href="https://orca.security/glossary/patch-management/" text:style-name="Internet_20_link" text:visited-style-name="Visited_20_Internet_20_Link"><text:span text:style-name="T197">https://orca.security/glossary/patch-management/</text:span></text:a><text:span text:style-name="T197"> (Accessed: 6 May 2026)</text:span></text:p>
      <text:p text:style-name="P101"/>
      <text:p text:style-name="P102">Mak Ulac <text:span text:style-name="T197">(2026)</text:span><text:span text:style-name="T198"> </text:span><text:span text:style-name="T209">Top Linux Vulnerability Scanners in 2026: A Guide to Open-Source Security Tools</text:span><text:span text:style-name="T197">. Available at: </text:span><text:a xlink:type="simple" xlink:href="https://linuxsecurity.com/features/top-6-vulnerability-scanning-tools" text:style-name="Internet_20_link" text:visited-style-name="Visited_20_Internet_20_Link"><text:span text:style-name="T197">https://linuxsecurity.com/features/top-6-vulnerability-scanning-tools</text:span></text:a><text:span text:style-name="T197"> (Accessed: 6 May 2026)</text:span></text:p>
      <text:p text:style-name="P103"/>
      <text:p text:style-name="P104">Greenbone <text:span text:style-name="T197">(n.d.) </text:span><text:span text:style-name="T198">OPENVAS by Greenbone. </text:span><text:span text:style-name="T210">Available at: </text:span><text:a xlink:type="simple" xlink:href="https://www.openvas.org/" text:style-name="Internet_20_link" text:visited-style-name="Visited_20_Internet_20_Link"><text:span text:style-name="T210">https://www.openvas.org/</text:span></text:a><text:span text:style-name="T210"> (Accessed: 6 May 2026).</text:span></text:p>
      <text:p text:style-name="P105"/>
      <text:p text:style-name="P105"/>
      <text:p text:style-name="P105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58:04.611469273</dc:date>
    <meta:editing-duration>PT15H7M30S</meta:editing-duration>
    <meta:editing-cycles>469</meta:editing-cycles>
    <meta:document-statistic meta:table-count="0" meta:image-count="0" meta:object-count="0" meta:page-count="7" meta:paragraph-count="88" meta:word-count="2415" meta:character-count="17111" meta:non-whitespace-character-count="14784"/>
  </office:meta>
</office:document-meta>
</file>